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sine Nerd Font" svg:font-family="'Cousine Nerd Font'" style:font-pitch="variable"/>
    <style:font-face style:name="InconsolataLGC Nerd Font" svg:font-family="'InconsolataLGC Nerd Font'" style:font-pitch="variable"/>
    <style:font-face style:name="Liberation Serif" svg:font-family="'Liberation Serif'" style:font-family-generic="roman" style:font-pitch="variable"/>
    <style:font-face style:name="DroidSansMono Nerd Font" svg:font-family="'DroidSansMono Nerd Font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" fo:font-size="20pt" fo:font-weight="bold" officeooo:rsid="000a5d8f" officeooo:paragraph-rsid="000a5d8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18pt" fo:font-weight="bold" officeooo:rsid="000a5d8f" officeooo:paragraph-rsid="000a5d8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16pt" fo:font-weight="bold" officeooo:rsid="000a5d8f" officeooo:paragraph-rsid="000a5d8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14pt" fo:font-weight="normal" officeooo:rsid="000a5d8f" officeooo:paragraph-rsid="000a5d8f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Open Sans" fo:font-size="14pt" fo:font-weight="normal" officeooo:rsid="000a5d8f" officeooo:paragraph-rsid="000a5d8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Open Sans" fo:font-size="14pt" fo:font-weight="bold" officeooo:rsid="000c1be5" officeooo:paragraph-rsid="000c1be5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Open Sans" fo:font-size="14pt" fo:font-weight="bold" officeooo:rsid="000c1be5" officeooo:paragraph-rsid="000c1be5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13pt" fo:font-weight="normal" officeooo:rsid="000a5d8f" officeooo:paragraph-rsid="000a5d8f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Open Sans" fo:font-size="13pt" fo:font-weight="normal" officeooo:rsid="000a5d8f" officeooo:paragraph-rsid="000a5d8f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Open Sans" fo:font-size="12pt" fo:font-weight="normal" officeooo:rsid="000a5d8f" officeooo:paragraph-rsid="000a5d8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Open Sans" fo:font-size="12pt" fo:font-weight="normal" officeooo:rsid="000c1be5" officeooo:paragraph-rsid="000c1be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Open Sans" fo:font-size="12pt" fo:font-weight="bold" officeooo:rsid="000c1be5" officeooo:paragraph-rsid="000c1be5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Open Sans" fo:font-size="12pt" officeooo:rsid="001361e5" officeooo:paragraph-rsid="001361e5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Open Sans" fo:font-size="14pt" fo:font-weight="bold" officeooo:rsid="000c4929" officeooo:paragraph-rsid="000c4929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Open Sans" fo:font-size="14pt" officeooo:paragraph-rsid="001361e5" style:font-size-asian="14pt" style:font-size-complex="14pt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Open Sans" fo:font-size="12pt" fo:font-weight="normal" officeooo:rsid="000c1be5" officeooo:paragraph-rsid="000c1be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Open Sans" fo:font-size="12pt" fo:font-weight="normal" officeooo:rsid="0014eb75" officeooo:paragraph-rsid="00161ad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Open Sans" fo:font-size="12pt" fo:font-weight="bold" officeooo:rsid="000c1be5" officeooo:paragraph-rsid="000c4929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margin-top="0.101cm" fo:margin-bottom="0cm" loext:contextual-spacing="false" fo:text-align="start" style:justify-single-word="false" fo:text-indent="0.499cm" style:auto-text-indent="false"/>
      <style:text-properties style:font-name="Open Sans" fo:font-size="12pt" fo:font-weight="normal" officeooo:rsid="000dc5de" officeooo:paragraph-rsid="000dc5d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.101cm" fo:margin-bottom="0cm" loext:contextual-spacing="false" fo:text-align="start" style:justify-single-word="false" fo:text-indent="0.499cm" style:auto-text-indent="false"/>
      <style:text-properties style:font-name="Open Sans" fo:font-size="12pt" fo:font-weight="normal" officeooo:rsid="00111d1e" officeooo:paragraph-rsid="00111d1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margin-top="0.101cm" fo:margin-bottom="0cm" loext:contextual-spacing="false" fo:text-align="start" style:justify-single-word="false" fo:text-indent="0.499cm" style:auto-text-indent="false"/>
      <style:text-properties style:font-name="Open Sans" fo:font-size="12pt" fo:font-weight="normal" officeooo:rsid="00161ad8" officeooo:paragraph-rsid="00175cf6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Open Sans" fo:font-size="14pt" fo:font-weight="bold" officeooo:rsid="0011fbb1" officeooo:paragraph-rsid="0011fbb1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Open Sans" fo:font-size="14pt" fo:font-weight="bold" officeooo:rsid="00175cf6" officeooo:paragraph-rsid="00175cf6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Open Sans" fo:font-size="12pt" fo:font-weight="normal" officeooo:rsid="000c4929" officeooo:paragraph-rsid="000c492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Open Sans" fo:font-size="12pt" fo:font-weight="normal" officeooo:rsid="0011fbb1" officeooo:paragraph-rsid="0011fbb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Open Sans" fo:font-size="12pt" fo:font-weight="normal" officeooo:rsid="00161ad8" officeooo:paragraph-rsid="00175cf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Open Sans" fo:font-size="12pt" fo:font-weight="normal" officeooo:rsid="00175cf6" officeooo:paragraph-rsid="00175cf6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Open Sans" fo:font-size="12pt" fo:font-weight="bold" officeooo:rsid="0011fbb1" officeooo:paragraph-rsid="0011fbb1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margin-top="0.302cm" fo:margin-bottom="0.302cm" loext:contextual-spacing="false" fo:text-align="start" style:justify-single-word="false"/>
      <style:text-properties style:font-name="Open Sans" fo:font-size="12pt" fo:font-weight="normal" officeooo:rsid="000c1be5" officeooo:paragraph-rsid="000c1be5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Open Sans" fo:font-size="12pt" fo:font-weight="normal" officeooo:rsid="000c1be5" officeooo:paragraph-rsid="000c1be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Open Sans" fo:font-size="12pt" fo:font-weight="normal" officeooo:rsid="001361e5" officeooo:paragraph-rsid="001361e5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Open Sans" fo:font-size="12pt" fo:font-weight="bold" officeooo:rsid="001361e5" officeooo:paragraph-rsid="001361e5" style:font-size-asian="12pt" style:font-weight-asian="bold" style:font-size-complex="12pt" style:font-weight-complex="bold"/>
    </style:style>
    <style:style style:name="P33" style:family="paragraph" style:parent-style-name="Standard" style:list-style-name="L2">
      <style:paragraph-properties fo:margin-top="0.101cm" fo:margin-bottom="0.101cm" loext:contextual-spacing="false" fo:text-align="start" style:justify-single-word="false"/>
      <style:text-properties style:font-name="Open Sans" fo:font-size="12pt" fo:font-weight="normal" officeooo:rsid="0011fbb1" officeooo:paragraph-rsid="0011fbb1" style:font-size-asian="12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margin-top="0.101cm" fo:margin-bottom="0.101cm" loext:contextual-spacing="false" fo:text-align="start" style:justify-single-word="false"/>
      <style:text-properties style:font-name="Open Sans" fo:font-size="12pt" fo:font-weight="normal" officeooo:rsid="001292c1" officeooo:paragraph-rsid="001292c1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margin-top="0.101cm" fo:margin-bottom="0.101cm" loext:contextual-spacing="false" fo:text-align="start" style:justify-single-word="false"/>
      <style:text-properties style:font-name="Open Sans" fo:font-size="12pt" fo:font-weight="normal" officeooo:rsid="001361e5" officeooo:paragraph-rsid="001361e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Open Sans" fo:font-size="12pt" fo:font-weight="normal" officeooo:rsid="00175cf6" officeooo:paragraph-rsid="00175cf6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Open Sans" fo:font-size="12pt" fo:font-weight="normal" officeooo:rsid="0019a07e" officeooo:paragraph-rsid="0019a07e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Open Sans" fo:font-size="12pt" fo:font-weight="normal" officeooo:rsid="0011fbb1" officeooo:paragraph-rsid="0011fbb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Open Sans" fo:font-size="14pt" fo:font-weight="bold" officeooo:rsid="0019a07e" officeooo:paragraph-rsid="0019a07e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margin-left="0cm" fo:margin-right="0cm" fo:margin-top="0.101cm" fo:margin-bottom="0cm" loext:contextual-spacing="false" fo:text-align="start" style:justify-single-word="false" fo:text-indent="0.499cm" style:auto-text-indent="false"/>
      <style:text-properties style:font-name="Open Sans" fo:font-size="12pt" fo:font-weight="normal" officeooo:rsid="0019a07e" officeooo:paragraph-rsid="0019a07e" style:font-size-asian="10.5pt" style:font-weight-asian="normal" style:font-size-complex="12pt" style:font-weight-complex="normal"/>
    </style:style>
    <style:style style:name="T1" style:family="text">
      <style:text-properties officeooo:rsid="000c1be5"/>
    </style:style>
    <style:style style:name="T2" style:family="text">
      <style:text-properties officeooo:rsid="000c4929"/>
    </style:style>
    <style:style style:name="T3" style:family="text">
      <style:text-properties officeooo:rsid="000dc5d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61e5" style:font-weight-asian="bold" style:font-weight-complex="bold"/>
    </style:style>
    <style:style style:name="T6" style:family="text">
      <style:text-properties fo:font-weight="bold" officeooo:rsid="00161ad8" style:font-weight-asian="bold" style:font-weight-complex="bold"/>
    </style:style>
    <style:style style:name="T7" style:family="text">
      <style:text-properties officeooo:rsid="000f1e9d"/>
    </style:style>
    <style:style style:name="T8" style:family="text">
      <style:text-properties officeooo:rsid="0011fbb1"/>
    </style:style>
    <style:style style:name="T9" style:family="text">
      <style:text-properties officeooo:rsid="001292c1"/>
    </style:style>
    <style:style style:name="T10" style:family="text">
      <style:text-properties officeooo:rsid="001361e5"/>
    </style:style>
    <style:style style:name="T11" style:family="text">
      <style:text-properties style:font-name="InconsolataLGC Nerd Font" fo:font-weight="bold" officeooo:rsid="0014eb75" style:font-weight-asian="bold" style:font-weight-complex="bold"/>
    </style:style>
    <style:style style:name="T12" style:family="text">
      <style:text-properties style:font-name="InconsolataLGC Nerd Font" fo:font-weight="bold" officeooo:rsid="00175cf6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3efa8" style:font-weight-asian="normal" style:font-weight-complex="normal"/>
    </style:style>
    <style:style style:name="T15" style:family="text">
      <style:text-properties fo:font-weight="normal" officeooo:rsid="0014eb75" style:font-weight-asian="normal" style:font-weight-complex="normal"/>
    </style:style>
    <style:style style:name="T16" style:family="text">
      <style:text-properties officeooo:rsid="00161ad8"/>
    </style:style>
    <style:style style:name="T17" style:family="text">
      <style:text-properties officeooo:rsid="00175cf6"/>
    </style:style>
    <style:style style:name="T18" style:family="text">
      <style:text-properties officeooo:rsid="0018bd10"/>
    </style:style>
    <style:style style:name="T19" style:family="text">
      <style:text-properties officeooo:rsid="001a87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etto Real-Time Embedded Systems</text:p>
      <text:p text:style-name="P2">Assembly Chain</text:p>
      <text:p text:style-name="P2"/>
      <text:p text:style-name="P3">di</text:p>
      <text:p text:style-name="P9"/>
      <text:p text:style-name="P8">Carlo Nonato</text:p>
      <text:p text:style-name="P8">Lorenzo Fiorani</text:p>
      <text:p text:style-name="P4"/>
      <text:p text:style-name="P5"/>
      <text:p text:style-name="P6">Requisiti</text:p>
      <text:p text:style-name="P12"/>
      <text:p text:style-name="P10">Il progetto prevede <text:span text:style-name="T1">la simulazione di</text:span> una catena di montaggio <text:span text:style-name="T1">composta da </text:span>un nastro <text:span text:style-name="T1">sul quale </text:span>vengono trasportati diversi tipi di oggetti e due robot <text:span text:style-name="T1">i quali</text:span> <text:span text:style-name="T1">hanno</text:span> i<text:span text:style-name="T1">l</text:span> compit<text:span text:style-name="T1">o, rispettivamente,</text:span> di rimuovere <text:span text:style-name="T3">gli oggetti non conformi</text:span> e di montare un componente <text:span text:style-name="T1">sopra l'oggetto trasportato.</text:span></text:p>
      <text:p text:style-name="P10"/>
      <text:p text:style-name="P7">Moduli</text:p>
      <text:p text:style-name="P12"/>
      <text:p text:style-name="P11">Il progetto è stato suddiviso nei seguenti moduli:</text:p>
      <text:list xml:id="list1108259902" text:style-name="L1">
        <text:list-item>
          <text:p text:style-name="P29"><text:span text:style-name="T4">Simulation</text:span>: <text:span text:style-name="T2">rappresenta il mondo con cui si può interagire.</text:span></text:p>
        </text:list-item>
        <text:list-item>
          <text:p text:style-name="P30"><text:span text:style-name="T4">Controller</text:span>: <text:span text:style-name="T2">rappresenta il circuito integrato in grado di pilotare i robot per eseguire i rispettivi compiti.</text:span></text:p>
        </text:list-item>
      </text:list>
      <text:p text:style-name="P16"/>
      <text:p text:style-name="P14">Simulation</text:p>
      <text:p text:style-name="P18"/>
      <text:p text:style-name="P24">Questo modulo posiziona gli elementi grafici sulla scena, gestisce la creazione di un oggetto casuale ogni 5 secondi, permette la cattura di un frame dalla singola telecamera posta al di sopra dei robot stessi e, infine, permette l'accesso ai robot e al nastro trasportatore.</text:p>
      <text:p text:style-name="P19">L'oggetto è scelto tra tre possibili forme: rettangolo, ellisse <text:span text:style-name="T8">e</text:span> ottagono. <text:span text:style-name="T7">Esso viene generato con dimensioni e colori casuali.</text:span></text:p>
      <text:p text:style-name="P20">Una particolare attenzione merita l'implementazione del robot. Quest<text:span text:style-name="T8">a</text:span> mette a disposizione dei comandi che permettono di compiere delle semplici azioni: afferrare l'oggetto (se ve n'è uno) posto al di sotto del braccio, programmare una rotazione dell'oggetto afferrato <text:span text:style-name="T8">che verrà portata a termine in un secondo momento</text:span>, ruotare <text:span text:style-name="T8">il braccio </text:span>verso il punto di partenza o di arrivo <text:span text:style-name="T8">e rilasciare l'oggetto. Tutti i comandi sono bloccanti per il chiamante e, sfruttando il framework dei segnali e degli slot forniti da Qt, </text:span><text:soft-page-break/><text:span text:style-name="T8">il codice del comando è eseguito dal thread principale (quello che controlla la parte di GUI) e non dal thread chiamante, ottenendo così una simulazione più realistica.</text:span></text:p>
      <text:p text:style-name="P28"/>
      <text:p text:style-name="P22">Controller</text:p>
      <text:p text:style-name="P38"/>
      <text:p text:style-name="P25">Il controller attua la propria logica attraverso tre thread:</text:p>
      <text:list xml:id="list2473803351" text:style-name="L2">
        <text:list-item>
          <text:p text:style-name="P33">Thread che <text:span text:style-name="T9">richiede un frame alla telecamera ogni 100 ms.</text:span></text:p>
        </text:list-item>
        <text:list-item>
          <text:p text:style-name="P34">Thread <text:span text:style-name="T10">che gestisce il robot delle anomalie.</text:span></text:p>
        </text:list-item>
        <text:list-item>
          <text:p text:style-name="P35">Thread che gestisce il robot del montaggio.</text:p>
        </text:list-item>
      </text:list>
      <text:p text:style-name="P13"><text:span text:style-name="T13">I thread sono creati tramite la libreria </text:span><text:span text:style-name="T4">pthread</text:span><text:span text:style-name="T13"> </text:span><text:span text:style-name="T14">in modo "detached". Per via del</text:span><text:span text:style-name="T15"> funzionamento della chiamata </text:span><text:span text:style-name="T11">pthread_create()</text:span><text:span text:style-name="T15">, i thread sono funzioni statiche della classe </text:span><text:span text:style-name="T11">Controller</text:span><text:span text:style-name="T15">.</text:span></text:p>
      <text:p text:style-name="P31"/>
      <text:p text:style-name="P15"><text:span text:style-name="T5">Thread </text:span><text:span text:style-name="T6">gestore </text:span><text:span text:style-name="T5">della telecamera</text:span></text:p>
      <text:p text:style-name="P32"/>
      <text:p text:style-name="P17">Questo thread si occupa di richiedere un nuovo frame alla telecamera ogni 100 ms <text:span text:style-name="T16">e di copiarlo, applicando appositi tagli, in due variabili condivise con i thread gestori dei due robot. Le due immagini sono visibili nei riquadri laterali dopo l'accensione del controller. Per evitare race-conditions, la scrittura di queste variabili è protetta da due critical sections dei semafori privati dei due thread gestori dei robot che, in quanto lettori, potrebbero accedervi nel momento in cui la variabile viene sovrascritta.</text:span></text:p>
      <text:p text:style-name="P21">Altro compito del thread è quello di segnalare che è disponibile un nuovo frame a<text:span text:style-name="T17">gli altri thread e ciò è implementato tramite due semafori di sincronizzazione (uno per thread) sui quali viene eseguita la chiamata </text:span><text:span text:style-name="T12">sem_post()</text:span><text:span text:style-name="T17"> dopo la fase di acquisizione.</text:span></text:p>
      <text:p text:style-name="P26"/>
      <text:p text:style-name="P23">Thread gestore del robot delle anomalie</text:p>
      <text:p text:style-name="P27"/>
      <text:p text:style-name="P27">Questo thread <text:span text:style-name="T18">aspetta la notifica del nuovo frame disponibile dal thread gestore della telecamera, dopodiché entra nella crical section del proprio semaforo privato e copia in una variabile locale il proprio frame.</text:span></text:p>
      <text:p text:style-name="P40">Sfruttando le funzioni della libreria <text:span text:style-name="T4">OpenCV</text:span>, vengono riconosciuti i contorni delle figure presenti nel frame e nel caso questi non descrivano dei rettangoli o dei quadrati, l'oggetto in questione viene scartato inviando gli appositi comandi al robot.</text:p>
      <text:p text:style-name="P37"/>
      <text:p text:style-name="P39">Thread gestore del robot di montaggio</text:p>
      <text:p text:style-name="P37"/>
      <text:p text:style-name="P37">Il funzionamento <text:span text:style-name="T19">è identico al precedente thread nella fase di sincronizzazione, dopo la quale viene calcolata la rotazione dell'oggetto di passaggio e la medesima viene applicata all'elemento da montare. Quando l'oggetto si trova in posizione, cioè quando è allineato </text:span><text:soft-page-break/><text:span text:style-name="T19">con il centro del braccio del robot, l'elemento viene rilasciato e il robot viene riposizionato al proprio zer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sine Nerd Font" svg:font-family="'Cousine Nerd Font'" style:font-pitch="variable"/>
    <style:font-face style:name="InconsolataLGC Nerd Font" svg:font-family="'InconsolataLGC Nerd Font'" style:font-pitch="variable"/>
    <style:font-face style:name="Liberation Serif" svg:font-family="'Liberation Serif'" style:font-family-generic="roman" style:font-pitch="variable"/>
    <style:font-face style:name="DroidSansMono Nerd Font" svg:font-family="'DroidSansMono Nerd Font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ource Han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Source Han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" style:font-family-asian="'Source Han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2:43:42.320618982</meta:creation-date>
    <dc:date>2019-05-04T12:31:22.237450624</dc:date>
    <meta:editing-duration>PT2H23M14S</meta:editing-duration>
    <meta:editing-cycles>2</meta:editing-cycles>
    <meta:generator>LibreOffice/6.2.3.2$Linux_X86_64 LibreOffice_project/20$Build-2</meta:generator>
    <meta:document-statistic meta:table-count="0" meta:image-count="0" meta:object-count="0" meta:page-count="3" meta:paragraph-count="29" meta:word-count="590" meta:character-count="3825" meta:non-whitespace-character-count="3269"/>
  </office:meta>
</office:document-meta>
</file>